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02cm" fo:margin-left="0.002cm" fo:margin-top="0cm" fo:margin-bottom="0cm" table:align="left" style:writing-mode="lr-tb"/>
    </style:style>
    <style:style style:name="Таблица1.A" style:family="table-column">
      <style:table-column-properties style:column-width="5.636cm"/>
    </style:style>
    <style:style style:name="Таблица1.B" style:family="table-column">
      <style:table-column-properties style:column-width="0.422cm"/>
    </style:style>
    <style:style style:name="Таблица1.C" style:family="table-column">
      <style:table-column-properties style:column-width="5.046cm"/>
    </style:style>
    <style:style style:name="Таблица1.D" style:family="table-column">
      <style:table-column-properties style:column-width="0.489cm"/>
    </style:style>
    <style:style style:name="Таблица1.E" style:family="table-column">
      <style:table-column-properties style:column-width="5.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002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lr-tb"/>
    </style:style>
    <style:style style:name="Таблица3.A" style:family="table-column">
      <style:table-column-properties style:column-width="3.819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6cm"/>
    </style:style>
    <style:style style:name="Таблица3.D" style:family="table-column">
      <style:table-column-properties style:column-width="4.955cm"/>
    </style:style>
    <style:style style:name="Таблица3.E" style:family="table-column">
      <style:table-column-properties style:column-width="0.432cm"/>
    </style:style>
    <style:style style:name="Таблица3.F" style:family="table-column">
      <style:table-column-properties style:column-width="4.32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Heading_20_1">
      <style:paragraph-properties fo:margin-top="1.27cm" fo:margin-bottom="1.27cm" style:contextual-spacing="false" fo:orphans="0" fo:widows="0"/>
      <style:text-properties fo:font-size="16pt" fo:font-weight="normal" officeooo:paragraph-rsid="000a9d94" style:font-size-asian="16pt" style:font-weight-asian="normal" style:font-size-complex="16pt"/>
    </style:style>
    <style:style style:name="P2" style:family="paragraph" style:parent-style-name="Heading_20_3">
      <style:paragraph-properties fo:margin-top="0.212cm" fo:margin-bottom="0cm" style:contextual-spacing="false" fo:orphans="0" fo:widows="0"/>
      <style:text-properties fo:font-size="12pt" fo:language="ru" fo:country="RU" officeooo:paragraph-rsid="000a9d94" style:font-size-asian="12pt" style:font-size-complex="12pt"/>
    </style:style>
    <style:style style:name="P3" style:family="paragraph" style:parent-style-name="Heading_20_3">
      <style:paragraph-properties fo:margin-top="0.423cm" fo:margin-bottom="0cm" style:contextual-spacing="false" fo:orphans="0" fo:widows="0"/>
      <style:text-properties fo:font-size="14pt" fo:language="ru" fo:country="RU" officeooo:paragraph-rsid="000a9d94" style:font-size-asian="14pt" style:font-size-complex="14pt"/>
    </style:style>
    <style:style style:name="P4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0a9d94"/>
    </style:style>
    <style:style style:name="P6" style:family="paragraph" style:parent-style-name="Standard">
      <style:paragraph-properties fo:margin-top="0.847cm" fo:margin-bottom="0cm" style:contextual-spacing="false" fo:text-align="center" style:justify-single-word="false" fo:orphans="0" fo:widows="0"/>
      <style:text-properties officeooo:paragraph-rsid="000a9d94"/>
    </style:style>
    <style:style style:name="P7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0a9d94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top="2.117cm" fo:margin-bottom="0cm" style:contextual-spacing="false" fo:orphans="0" fo:widows="0"/>
      <style:text-properties officeooo:paragraph-rsid="000a9d94"/>
    </style:style>
    <style:style style:name="P10" style:family="paragraph" style:parent-style-name="Standard">
      <style:paragraph-properties fo:margin-left="-0.191cm" fo:margin-right="0cm" fo:orphans="0" fo:widows="0" fo:text-indent="0cm" style:auto-text-indent="false"/>
      <style:text-properties officeooo:paragraph-rsid="000a9d94"/>
    </style:style>
    <style:style style:name="P11" style:family="paragraph" style:parent-style-name="Standard">
      <style:paragraph-properties fo:margin-top="0.212cm" fo:margin-bottom="0cm" style:contextual-spacing="false" fo:line-height="150%" fo:orphans="0" fo:widows="0"/>
      <style:text-properties officeooo:paragraph-rsid="000a9d94"/>
    </style:style>
    <style:style style:name="P12" style:family="paragraph" style:parent-style-name="Standard">
      <style:paragraph-properties fo:margin-top="2.963cm" fo:margin-bottom="0cm" style:contextual-spacing="false" fo:line-height="150%" fo:orphans="0" fo:widows="0"/>
      <style:text-properties officeooo:paragraph-rsid="000a9d94"/>
    </style:style>
    <style:style style:name="P13" style:family="paragraph" style:parent-style-name="Standard">
      <style:paragraph-properties fo:line-height="0.318cm" fo:text-align="center" style:justify-single-word="false" fo:orphans="0" fo:widows="0"/>
      <style:text-properties fo:font-size="10pt" officeooo:paragraph-rsid="000a9d94" style:font-size-asian="10pt" style:font-size-complex="10pt"/>
    </style:style>
    <style:style style:name="P14" style:family="paragraph" style:parent-style-name="Standard">
      <style:paragraph-properties fo:orphans="0" fo:widows="0"/>
      <style:text-properties fo:font-size="10pt" officeooo:paragraph-rsid="000a9d94" style:font-size-asian="10pt" style:font-size-complex="10pt"/>
    </style:style>
    <style:style style:name="P15" style:family="paragraph" style:parent-style-name="Standard">
      <style:paragraph-properties fo:line-height="0.318cm" fo:orphans="0" fo:widows="0"/>
      <style:text-properties officeooo:paragraph-rsid="000a9d94"/>
    </style:style>
    <style:style style:name="P1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0a9d94"/>
    </style:style>
    <style:style style:name="P17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rsid="000a9d94" officeooo:paragraph-rsid="000a9d94"/>
    </style:style>
    <style:style style:name="P18" style:family="paragraph" style:parent-style-name="Text_20_body">
      <style:paragraph-properties fo:margin-top="1.693cm" fo:margin-bottom="0cm" style:contextual-spacing="false" fo:orphans="0" fo:widows="0"/>
      <style:text-properties officeooo:paragraph-rsid="000a9d94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00a9d94"/>
    </style:style>
    <style:style style:name="T1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bb529" loext:opacity="100%" style:font-name="JetBrains Mono" fo:font-size="10pt" fo:language="en" fo:country="US" fo:font-style="normal" fo:font-weight="normal" style:font-size-asian="10pt" style:font-style-asian="normal" style:font-weight-asian="normal"/>
    </style:style>
    <style:style style:name="T3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language="en" fo:country="US"/>
    </style:style>
    <style:style style:name="T13" style:family="text">
      <style:text-properties officeooo:rsid="000a9d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ГУАП</text:p>
      <text:p text:style-name="P6">КАФЕДРА № <text:span text:style-name="T12">34</text:span><text:bookmark text:name="_GoBack"/></text:p>
      <text:p text:style-name="P9">ОТЧЕТ <text:line-break/>ЗАЩИЩЕН С ОЦЕНКОЙ</text:p>
      <text:p text:style-name="P11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5">ст. препод.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7">К.А. Жиданов</text:p>
          </table:table-cell>
        </table:table-row>
        <table:table-row table:style-name="Таблица1.1">
          <table:table-cell table:style-name="Таблица1.B1" office:value-type="string">
            <text:p text:style-name="P13">должность, уч. степень, звание</text:p>
          </table:table-cell>
          <table:table-cell table:style-name="Таблица1.B1" office:value-type="string">
            <text:p text:style-name="P15"/>
          </table:table-cell>
          <table:table-cell table:style-name="Таблица1.B1" office:value-type="string">
            <text:p text:style-name="P13">подпись, дата</text:p>
          </table:table-cell>
          <table:table-cell table:style-name="Таблица1.B1" office:value-type="string">
            <text:p text:style-name="P15"/>
          </table:table-cell>
          <table:table-cell table:style-name="Таблица1.B1" office:value-type="string">
            <text:p text:style-name="P13">инициалы, фамилия</text:p>
          </table:table-cell>
        </table:table-row>
      </table:table>
      <text:p text:style-name="P19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8">ОТЧЕТ О ЛАБОРАТОРНОЙ РАБОТЕ №1</text:p>
          </table:table-cell>
        </table:table-row>
        <table:table-row table:style-name="Таблица2.1">
          <table:table-cell table:style-name="Таблица2.A1" office:value-type="string">
            <text:h text:style-name="P1" text:outline-level="1"/>
          </table:table-cell>
        </table:table-row>
        <table:table-row table:style-name="Таблица2.1">
          <table:table-cell table:style-name="Таблица2.A1" office:value-type="string">
            <text:h text:style-name="P2" text:outline-level="3">по курсу: ЯЗЫКИ ПРОГРАММИРОВАНИЯ</text:h>
          </table:table-cell>
        </table:table-row>
        <table:table-row table:style-name="Таблица2.1">
          <table:table-cell table:style-name="Таблица2.A1" office:value-type="string">
            <text:h text:style-name="P3" text:outline-level="3"/>
          </table:table-cell>
        </table:table-row>
        <table:table-row table:style-name="Таблица2.1">
          <table:table-cell table:style-name="Таблица2.A1" office:value-type="string">
            <text:p text:style-name="P5"/>
          </table:table-cell>
        </table:table-row>
      </table:table>
      <text:p text:style-name="P12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0">СТУДЕНТ ГР. №</text:p>
          </table:table-cell>
          <table:table-cell table:style-name="Таблица3.B1" office:value-type="string">
            <text:p text:style-name="P7">3145</text:p>
          </table:table-cell>
          <table:table-cell table:style-name="Таблица3.C1" office:value-type="string">
            <text:p text:style-name="P7"/>
          </table:table-cell>
          <table:table-cell table:style-name="Таблица3.D1" office:value-type="string">
            <text:p text:style-name="P17">Гул</text:p>
          </table:table-cell>
          <table:table-cell table:style-name="Таблица3.C1" office:value-type="string">
            <text:p text:style-name="P7"/>
          </table:table-cell>
          <table:table-cell table:style-name="Таблица3.D1" office:value-type="string">
            <text:p text:style-name="P17">Н.Т.Гуляев</text:p>
          </table:table-cell>
        </table:table-row>
        <table:table-row table:style-name="Таблица3.1">
          <table:table-cell table:style-name="Таблица3.C1" office:value-type="string">
            <text:p text:style-name="P13"/>
          </table:table-cell>
          <table:table-cell table:style-name="Таблица3.B2" office:value-type="string">
            <text:p text:style-name="P15"/>
          </table:table-cell>
          <table:table-cell table:style-name="Таблица3.C1" office:value-type="string">
            <text:p text:style-name="P15"/>
          </table:table-cell>
          <table:table-cell table:style-name="Таблица3.D2" office:value-type="string">
            <text:p text:style-name="P13">подпись, дата</text:p>
          </table:table-cell>
          <table:table-cell table:style-name="Таблица3.C1" office:value-type="string">
            <text:p text:style-name="P15"/>
          </table:table-cell>
          <table:table-cell table:style-name="Таблица3.C1" office:value-type="string">
            <text:p text:style-name="P13">инициалы, фамилия</text:p>
          </table:table-cell>
        </table:table-row>
      </table:table>
      <text:p text:style-name="P1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Санкт-Петербург<text:span text:style-name="T12"> </text:span>202<text:span text:style-name="T13">2</text:span></text:p>
      <text:p text:style-name="P16"><text:soft-page-break/><text:span text:style-name="T1">#include </text:span><text:span text:style-name="T3">&lt;stdio.h&gt;</text:span><text:line-break/><text:span text:style-name="T1">#include </text:span><text:span text:style-name="T3">&lt;stdlib.h&gt;</text:span><text:line-break/><text:span text:style-name="T1">#include </text:span><text:span text:style-name="T3">&lt;string.h&gt;</text:span><text:line-break/><text:line-break/><text:span text:style-name="T4">struct </text:span><text:span text:style-name="T5">address </text:span><text:span text:style-name="T6">{</text:span><text:line-break/><text:span text:style-name="T6"> <text:s/></text:span><text:span text:style-name="T4">char </text:span><text:span text:style-name="T7">name</text:span><text:span text:style-name="T6">[</text:span><text:span text:style-name="T8">30</text:span><text:span text:style-name="T6">]</text:span><text:span text:style-name="T4">;</text:span><text:line-break/><text:span text:style-name="T4"> <text:s/>char </text:span><text:span text:style-name="T7">street</text:span><text:span text:style-name="T6">[</text:span><text:span text:style-name="T8">40</text:span><text:span text:style-name="T6">]</text:span><text:span text:style-name="T4">;</text:span><text:line-break/><text:span text:style-name="T4"> <text:s/>char </text:span><text:span text:style-name="T7">city</text:span><text:span text:style-name="T6">[</text:span><text:span text:style-name="T8">20</text:span><text:span text:style-name="T6">]</text:span><text:span text:style-name="T4">;</text:span><text:line-break/><text:span text:style-name="T4"> <text:s/>char </text:span><text:span text:style-name="T7">state</text:span><text:span text:style-name="T6">[</text:span><text:span text:style-name="T8">3</text:span><text:span text:style-name="T6">]</text:span><text:span text:style-name="T4">;</text:span><text:line-break/><text:span text:style-name="T4"> <text:s/>char </text:span><text:span text:style-name="T7">zip</text:span><text:span text:style-name="T6">[</text:span><text:span text:style-name="T8">11</text:span><text:span text:style-name="T6">]</text:span><text:span text:style-name="T4">; </text:span><text:line-break/><text:span text:style-name="T4"> <text:s/>struct </text:span><text:span text:style-name="T5">address </text:span><text:span text:style-name="T6">*</text:span><text:span text:style-name="T7">next</text:span><text:span text:style-name="T4">; <text:s/></text:span><text:line-break/><text:span text:style-name="T4"> <text:s/>struct </text:span><text:span text:style-name="T5">address </text:span><text:span text:style-name="T6">*</text:span><text:span text:style-name="T7">prior</text:span><text:span text:style-name="T4">; <text:s/></text:span><text:line-break/><text:span text:style-name="T6">}</text:span><text:span text:style-name="T4">;</text:span><text:line-break/><text:line-break/><text:span text:style-name="T4">struct </text:span><text:span text:style-name="T5">address </text:span><text:span text:style-name="T6">*start</text:span><text:span text:style-name="T4">; <text:s/></text:span><text:line-break/><text:span text:style-name="T4">struct </text:span><text:span text:style-name="T5">address </text:span><text:span text:style-name="T6">*last</text:span><text:span text:style-name="T4">; <text:s/></text:span><text:line-break/><text:span text:style-name="T4">struct </text:span><text:span text:style-name="T5">address </text:span><text:span text:style-name="T6">*</text:span><text:span text:style-name="T9">find</text:span><text:span text:style-name="T6">(</text:span><text:span text:style-name="T4">char </text:span><text:span text:style-name="T6">*)</text:span><text:span text:style-name="T4">;</text:span><text:line-break/><text:line-break/><text:span text:style-name="T4">void </text:span><text:span text:style-name="T9">enter</text:span><text:span text:style-name="T6">(</text:span><text:span text:style-name="T4">void</text:span><text:span text:style-name="T6">)</text:span><text:span text:style-name="T4">, </text:span><text:span text:style-name="T9">search</text:span><text:span text:style-name="T6">(</text:span><text:span text:style-name="T4">void</text:span><text:span text:style-name="T6">)</text:span><text:span text:style-name="T4">, </text:span><text:span text:style-name="T9">save</text:span><text:span text:style-name="T6">(</text:span><text:span text:style-name="T4">void</text:span><text:span text:style-name="T6">)</text:span><text:span text:style-name="T4">;</text:span><text:line-break/><text:span text:style-name="T4">void </text:span><text:span text:style-name="T9">load</text:span><text:span text:style-name="T6">(</text:span><text:span text:style-name="T4">void</text:span><text:span text:style-name="T6">)</text:span><text:span text:style-name="T4">, </text:span><text:span text:style-name="T9">list</text:span><text:span text:style-name="T6">(</text:span><text:span text:style-name="T4">void</text:span><text:span text:style-name="T6">)</text:span><text:span text:style-name="T4">;</text:span><text:line-break/><text:span text:style-name="T4">void </text:span><text:span text:style-name="T9">mldelete</text:span><text:span text:style-name="T6">(</text:span><text:span text:style-name="T4">struct </text:span><text:span text:style-name="T5">address </text:span><text:span text:style-name="T6">**</text:span><text:span text:style-name="T4">, struct </text:span><text:span text:style-name="T5">address </text:span><text:span text:style-name="T6">**)</text:span><text:span text:style-name="T4">;</text:span><text:line-break/><text:span text:style-name="T4">void </text:span><text:span text:style-name="T9">dls_store</text:span><text:span text:style-name="T6">(</text:span><text:span text:style-name="T4">struct </text:span><text:span text:style-name="T5">address </text:span><text:span text:style-name="T6">*i</text:span><text:span text:style-name="T4">, struct </text:span><text:span text:style-name="T5">address </text:span><text:span text:style-name="T6">**start</text:span><text:span text:style-name="T4">,</text:span><text:line-break/><text:span text:style-name="T4"> <text:s text:c="14"/>struct </text:span><text:span text:style-name="T5">address </text:span><text:span text:style-name="T6">**last)</text:span><text:span text:style-name="T4">;</text:span><text:line-break/><text:span text:style-name="T4">void </text:span><text:span text:style-name="T9">inputs</text:span><text:span text:style-name="T6">(</text:span><text:span text:style-name="T4">char </text:span><text:span text:style-name="T6">*</text:span><text:span text:style-name="T4">, char </text:span><text:span text:style-name="T6">*</text:span><text:span text:style-name="T4">, int</text:span><text:span text:style-name="T6">)</text:span><text:span text:style-name="T4">, </text:span><text:span text:style-name="T9">display</text:span><text:span text:style-name="T6">(</text:span><text:span text:style-name="T4">struct </text:span><text:span text:style-name="T5">address </text:span><text:span text:style-name="T6">*)</text:span><text:span text:style-name="T4">;</text:span><text:line-break/><text:span text:style-name="T4">int </text:span><text:span text:style-name="T9">menu_select</text:span><text:span text:style-name="T6">(</text:span><text:span text:style-name="T4">void</text:span><text:span text:style-name="T6">)</text:span><text:span text:style-name="T4">;</text:span><text:line-break/><text:line-break/><text:span text:style-name="T4">int </text:span><text:span text:style-name="T9">main</text:span><text:span text:style-name="T6">(</text:span><text:span text:style-name="T4">void</text:span><text:span text:style-name="T6">)</text:span><text:line-break/><text:span text:style-name="T6">{</text:span><text:line-break/><text:span text:style-name="T6"> <text:s/>start = last = NULL</text:span><text:span text:style-name="T4">; <text:s/></text:span><text:line-break/><text:line-break/><text:span text:style-name="T4"> <text:s/>for</text:span><text:span text:style-name="T6">(</text:span><text:span text:style-name="T4">;;</text:span><text:span text:style-name="T6">) {</text:span><text:line-break/><text:span text:style-name="T6"> <text:s text:c="3"/></text:span><text:span text:style-name="T4">switch</text:span><text:span text:style-name="T6">(menu_select()) {</text:span><text:line-break/><text:span text:style-name="T6"> <text:s text:c="5"/></text:span><text:span text:style-name="T4">case </text:span><text:span text:style-name="T8">1</text:span><text:span text:style-name="T6">: enter()</text:span><text:span text:style-name="T4">;</text:span><text:line-break/><text:span text:style-name="T4"> <text:s text:c="7"/>break;</text:span><text:line-break/><text:span text:style-name="T4"> <text:s text:c="5"/>case </text:span><text:span text:style-name="T8">2</text:span><text:span text:style-name="T6">: mldelete(&amp;start</text:span><text:span text:style-name="T4">, </text:span><text:span text:style-name="T6">&amp;last)</text:span><text:span text:style-name="T4">; </text:span><text:line-break/><text:span text:style-name="T4"> <text:s text:c="7"/>break;</text:span><text:line-break/><text:span text:style-name="T4"> <text:s text:c="5"/>case </text:span><text:span text:style-name="T8">3</text:span><text:span text:style-name="T6">: list()</text:span><text:span text:style-name="T4">;</text:span><text:line-break/><text:span text:style-name="T4"> <text:s text:c="7"/>break;</text:span><text:line-break/><text:span text:style-name="T4"> <text:s text:c="5"/>case </text:span><text:span text:style-name="T8">4</text:span><text:span text:style-name="T6">: search()</text:span><text:span text:style-name="T4">; </text:span><text:line-break/><text:span text:style-name="T4"> <text:s text:c="7"/>break;</text:span><text:line-break/><text:span text:style-name="T4"> <text:s text:c="5"/>case </text:span><text:span text:style-name="T8">5</text:span><text:span text:style-name="T6">: save()</text:span><text:span text:style-name="T4">; <text:s/></text:span><text:line-break/><text:span text:style-name="T4"> <text:s text:c="7"/>break;</text:span><text:line-break/><text:span text:style-name="T4"> <text:s text:c="5"/>case </text:span><text:span text:style-name="T8">6</text:span><text:span text:style-name="T6">: load()</text:span><text:span text:style-name="T4">; <text:s/></text:span><text:line-break/><text:span text:style-name="T4"> <text:s text:c="7"/>break;</text:span><text:line-break/><text:span text:style-name="T4"> <text:s text:c="5"/>case </text:span><text:span text:style-name="T8">7</text:span><text:span text:style-name="T6">: exit(</text:span><text:span text:style-name="T8">0</text:span><text:span text:style-name="T6">)</text:span><text:span text:style-name="T4">;</text:span><text:line-break/><text:span text:style-name="T4"> <text:s text:c="3"/></text:span><text:span text:style-name="T6">}</text:span><text:line-break/><text:span text:style-name="T6"> <text:s/>}</text:span><text:line-break/><text:span text:style-name="T6"> <text:s/></text:span><text:span text:style-name="T4">return </text:span><text:span text:style-name="T8">0</text:span><text:span text:style-name="T4">;</text:span><text:line-break/><text:span text:style-name="T6">}</text:span><text:line-break/><text:line-break/><text:line-break/><text:span text:style-name="T4">int </text:span><text:span text:style-name="T9">menu_select</text:span><text:span text:style-name="T6">(</text:span><text:span text:style-name="T4">void</text:span><text:span text:style-name="T6">)</text:span><text:line-break/><text:span text:style-name="T6">{</text:span><text:line-break/><text:span text:style-name="T6"> <text:s/></text:span><text:span text:style-name="T4">char </text:span><text:span text:style-name="T6">s[</text:span><text:span text:style-name="T8">80</text:span><text:span text:style-name="T6">]</text:span><text:span text:style-name="T4">;</text:span><text:line-break/><text:span text:style-name="T4"> <text:s/>int </text:span><text:span text:style-name="T6">c</text:span><text:span text:style-name="T4">;</text:span><text:line-break/><text:line-break/><text:span text:style-name="T4"> <text:s/></text:span><text:span text:style-name="T6">printf(</text:span><text:span text:style-name="T3">"1. Ввод имени</text:span><text:span text:style-name="T4">\n</text:span><text:span text:style-name="T3">"</text:span><text:span text:style-name="T6">)</text:span><text:span text:style-name="T4">;</text:span><text:line-break/><text:span text:style-name="T4"> <text:s/></text:span><text:span text:style-name="T6">printf(</text:span><text:span text:style-name="T3">"2. Удаление имени</text:span><text:span text:style-name="T4">\n</text:span><text:span text:style-name="T3">"</text:span><text:span text:style-name="T6">)</text:span><text:span text:style-name="T4">;</text:span><text:line-break/><text:span text:style-name="T4"> <text:s/></text:span><text:span text:style-name="T6">printf(</text:span><text:span text:style-name="T3">"3. Отображение содержимого списка</text:span><text:span text:style-name="T4">\n</text:span><text:span text:style-name="T3">"</text:span><text:span text:style-name="T6">)</text:span><text:span text:style-name="T4">;</text:span><text:line-break/><text:span text:style-name="T4"> <text:s/></text:span><text:span text:style-name="T6">printf(</text:span><text:span text:style-name="T3">"4. Поиск</text:span><text:span text:style-name="T4">\n</text:span><text:span text:style-name="T3">"</text:span><text:span text:style-name="T6">)</text:span><text:span text:style-name="T4">;</text:span><text:line-break/><text:span text:style-name="T4"> <text:s/></text:span><text:span text:style-name="T6">printf(</text:span><text:span text:style-name="T3">"5. Сохранить в файл</text:span><text:span text:style-name="T4">\n</text:span><text:span text:style-name="T3">"</text:span><text:span text:style-name="T6">)</text:span><text:span text:style-name="T4">;</text:span><text:line-break/><text:soft-page-break/><text:span text:style-name="T4"> <text:s/></text:span><text:span text:style-name="T6">printf(</text:span><text:span text:style-name="T3">"6. Загрузить из файла</text:span><text:span text:style-name="T4">\n</text:span><text:span text:style-name="T3">"</text:span><text:span text:style-name="T6">)</text:span><text:span text:style-name="T4">;</text:span><text:line-break/><text:span text:style-name="T4"> <text:s/></text:span><text:span text:style-name="T6">printf(</text:span><text:span text:style-name="T3">"7. Выход</text:span><text:span text:style-name="T4">\n</text:span><text:span text:style-name="T3">"</text:span><text:span text:style-name="T6">)</text:span><text:span text:style-name="T4">;</text:span><text:line-break/><text:span text:style-name="T4"> <text:s/>do </text:span><text:span text:style-name="T6">{</text:span><text:line-break/><text:span text:style-name="T6"> <text:s text:c="3"/>printf(</text:span><text:span text:style-name="T3">"</text:span><text:span text:style-name="T4">\n</text:span><text:span text:style-name="T3">Ваш выбор: "</text:span><text:span text:style-name="T6">)</text:span><text:span text:style-name="T4">;</text:span><text:line-break/><text:span text:style-name="T4"> <text:s text:c="3"/></text:span><text:span text:style-name="T6">gets(s)</text:span><text:span text:style-name="T4">;</text:span><text:line-break/><text:span text:style-name="T4"> <text:s text:c="3"/></text:span><text:span text:style-name="T6">c = atoi(s)</text:span><text:span text:style-name="T4">;</text:span><text:line-break/><text:span text:style-name="T4"> <text:s/></text:span><text:span text:style-name="T6">} </text:span><text:span text:style-name="T4">while</text:span><text:span text:style-name="T6">(c&lt;</text:span><text:span text:style-name="T8">0 </text:span><text:span text:style-name="T6">|| c&gt;</text:span><text:span text:style-name="T8">7</text:span><text:span text:style-name="T6">)</text:span><text:span text:style-name="T4">;</text:span><text:line-break/><text:span text:style-name="T4"> <text:s/>return </text:span><text:span text:style-name="T6">c</text:span><text:span text:style-name="T4">;</text:span><text:line-break/><text:span text:style-name="T6">}</text:span><text:line-break/><text:line-break/><text:line-break/><text:span text:style-name="T4">void </text:span><text:span text:style-name="T9">enter</text:span><text:span text:style-name="T6">(</text:span><text:span text:style-name="T4">void</text:span><text:span text:style-name="T6">)</text:span><text:line-break/><text:span text:style-name="T6">{</text:span><text:line-break/><text:span text:style-name="T6"> <text:s/></text:span><text:span text:style-name="T4">struct </text:span><text:span text:style-name="T5">address </text:span><text:span text:style-name="T6">*info</text:span><text:span text:style-name="T4">;</text:span><text:line-break/><text:line-break/><text:span text:style-name="T4"> <text:s/>for</text:span><text:span text:style-name="T6">(</text:span><text:span text:style-name="T4">;;</text:span><text:span text:style-name="T6">) {</text:span><text:line-break/><text:span text:style-name="T6"> <text:s text:c="3"/>info = (</text:span><text:span text:style-name="T4">struct </text:span><text:span text:style-name="T5">address </text:span><text:span text:style-name="T6">*)malloc(</text:span><text:span text:style-name="T4">sizeof</text:span><text:span text:style-name="T6">(</text:span><text:span text:style-name="T4">struct </text:span><text:span text:style-name="T5">address</text:span><text:span text:style-name="T6">))</text:span><text:span text:style-name="T4">;</text:span><text:line-break/><text:span text:style-name="T4"> <text:s text:c="3"/>if</text:span><text:span text:style-name="T6">(!info) {</text:span><text:line-break/><text:span text:style-name="T6"> <text:s text:c="5"/>printf(</text:span><text:span text:style-name="T3">"</text:span><text:span text:style-name="T4">\n</text:span><text:span text:style-name="T3">Нет свободной памяти"</text:span><text:span text:style-name="T6">)</text:span><text:span text:style-name="T4">;</text:span><text:line-break/><text:span text:style-name="T4"> <text:s text:c="5"/>return;</text:span><text:line-break/><text:span text:style-name="T4"> <text:s text:c="3"/></text:span><text:span text:style-name="T6">}</text:span><text:line-break/><text:line-break/><text:span text:style-name="T6"> <text:s text:c="3"/>inputs(</text:span><text:span text:style-name="T3">"Введите имя: "</text:span><text:span text:style-name="T4">, </text:span><text:span text:style-name="T6">info-&gt;</text:span><text:span text:style-name="T7">name</text:span><text:span text:style-name="T4">, </text:span><text:span text:style-name="T8">30</text:span><text:span text:style-name="T6">)</text:span><text:span text:style-name="T4">;</text:span><text:line-break/><text:span text:style-name="T4"> <text:s text:c="3"/>if</text:span><text:span text:style-name="T6">(!info-&gt;</text:span><text:span text:style-name="T7">name</text:span><text:span text:style-name="T6">[</text:span><text:span text:style-name="T8">0</text:span><text:span text:style-name="T6">]) </text:span><text:span text:style-name="T4">break; <text:s/></text:span><text:span text:style-name="T10">/* завершить ввод */</text:span><text:line-break/><text:span text:style-name="T10"> <text:s text:c="3"/></text:span><text:span text:style-name="T6">inputs(</text:span><text:span text:style-name="T3">"Введите улицу: "</text:span><text:span text:style-name="T4">, </text:span><text:span text:style-name="T6">info-&gt;</text:span><text:span text:style-name="T7">street</text:span><text:span text:style-name="T4">, </text:span><text:span text:style-name="T8">40</text:span><text:span text:style-name="T6">)</text:span><text:span text:style-name="T4">;</text:span><text:line-break/><text:span text:style-name="T4"> <text:s text:c="3"/></text:span><text:span text:style-name="T6">inputs(</text:span><text:span text:style-name="T3">"Введите город: "</text:span><text:span text:style-name="T4">, </text:span><text:span text:style-name="T6">info-&gt;</text:span><text:span text:style-name="T7">city</text:span><text:span text:style-name="T4">, </text:span><text:span text:style-name="T8">20</text:span><text:span text:style-name="T6">)</text:span><text:span text:style-name="T4">;</text:span><text:line-break/><text:span text:style-name="T4"> <text:s text:c="3"/></text:span><text:span text:style-name="T6">inputs(</text:span><text:span text:style-name="T3">"Введите штат: "</text:span><text:span text:style-name="T4">, </text:span><text:span text:style-name="T6">info-&gt;</text:span><text:span text:style-name="T7">state</text:span><text:span text:style-name="T4">, </text:span><text:span text:style-name="T8">3</text:span><text:span text:style-name="T6">)</text:span><text:span text:style-name="T4">;</text:span><text:line-break/><text:span text:style-name="T4"> <text:s text:c="3"/></text:span><text:span text:style-name="T6">inputs(</text:span><text:span text:style-name="T3">"Введите почтовый индекс: "</text:span><text:span text:style-name="T4">, </text:span><text:span text:style-name="T6">info-&gt;</text:span><text:span text:style-name="T7">zip</text:span><text:span text:style-name="T4">, </text:span><text:span text:style-name="T8">10</text:span><text:span text:style-name="T6">)</text:span><text:span text:style-name="T4">;</text:span><text:line-break/><text:line-break/><text:span text:style-name="T4"> <text:s text:c="3"/></text:span><text:span text:style-name="T6">dls_store(info</text:span><text:span text:style-name="T4">, </text:span><text:span text:style-name="T6">&amp;start</text:span><text:span text:style-name="T4">, </text:span><text:span text:style-name="T6">&amp;last)</text:span><text:span text:style-name="T4">;</text:span><text:line-break/><text:span text:style-name="T4"> <text:s/></text:span><text:span text:style-name="T6">} </text:span><text:span text:style-name="T10">/* цикл ввода */</text:span><text:line-break/><text:span text:style-name="T6">}</text:span><text:line-break/><text:line-break/><text:line-break/><text:span text:style-name="T4">void </text:span><text:span text:style-name="T9">inputs</text:span><text:span text:style-name="T6">(</text:span><text:span text:style-name="T4">char </text:span><text:span text:style-name="T6">*prompt</text:span><text:span text:style-name="T4">, char </text:span><text:span text:style-name="T6">*s</text:span><text:span text:style-name="T4">, int </text:span><text:span text:style-name="T6">count)</text:span><text:line-break/><text:span text:style-name="T6">{</text:span><text:line-break/><text:span text:style-name="T6"> <text:s/></text:span><text:span text:style-name="T4">char </text:span><text:span text:style-name="T6">p[</text:span><text:span text:style-name="T8">255</text:span><text:span text:style-name="T6">]</text:span><text:span text:style-name="T4">;</text:span><text:line-break/><text:line-break/><text:span text:style-name="T4"> <text:s/>do </text:span><text:span text:style-name="T6">{</text:span><text:line-break/><text:span text:style-name="T6"> <text:s text:c="3"/>printf(prompt)</text:span><text:span text:style-name="T4">;</text:span><text:line-break/><text:span text:style-name="T4"> <text:s text:c="3"/></text:span><text:span text:style-name="T6">fgets(p</text:span><text:span text:style-name="T4">, </text:span><text:span text:style-name="T8">254</text:span><text:span text:style-name="T4">, </text:span><text:span text:style-name="T6">stdin)</text:span><text:span text:style-name="T4">;</text:span><text:line-break/><text:span text:style-name="T4"> <text:s text:c="3"/>if</text:span><text:span text:style-name="T6">(strlen(p) &gt; count) printf(</text:span><text:span text:style-name="T3">"</text:span><text:span text:style-name="T4">\n</text:span><text:span text:style-name="T3">Слишком длинная строка</text:span><text:span text:style-name="T4">\n</text:span><text:span text:style-name="T3">"</text:span><text:span text:style-name="T6">)</text:span><text:span text:style-name="T4">;</text:span><text:line-break/><text:span text:style-name="T4"> <text:s/></text:span><text:span text:style-name="T6">} </text:span><text:span text:style-name="T4">while</text:span><text:span text:style-name="T6">(strlen(p) &gt; count)</text:span><text:span text:style-name="T4">;</text:span><text:line-break/><text:line-break/><text:span text:style-name="T4"> <text:s/></text:span><text:span text:style-name="T6">p[strlen(p)-</text:span><text:span text:style-name="T8">1</text:span><text:span text:style-name="T6">] = </text:span><text:span text:style-name="T8">0</text:span><text:span text:style-name="T4">; </text:span><text:line-break/><text:span text:style-name="T4"> <text:s/></text:span><text:span text:style-name="T6">strcpy(s</text:span><text:span text:style-name="T4">, </text:span><text:span text:style-name="T6">p)</text:span><text:span text:style-name="T4">;</text:span><text:line-break/><text:span text:style-name="T6">}</text:span><text:line-break/><text:line-break/><text:line-break/><text:span text:style-name="T4">void </text:span><text:span text:style-name="T9">dls_store</text:span><text:span text:style-name="T6">(</text:span><text:line-break/><text:span text:style-name="T6"> <text:s/></text:span><text:span text:style-name="T4">struct </text:span><text:span text:style-name="T5">address </text:span><text:span text:style-name="T6">*i</text:span><text:span text:style-name="T4">, </text:span><text:line-break/><text:span text:style-name="T4"> <text:s/>struct </text:span><text:span text:style-name="T5">address </text:span><text:span text:style-name="T6">**start</text:span><text:span text:style-name="T4">, </text:span><text:line-break/><text:span text:style-name="T4"> <text:s/>struct </text:span><text:span text:style-name="T5">address </text:span><text:span text:style-name="T6">**last </text:span><text:line-break/><text:span text:style-name="T6">)</text:span><text:line-break/><text:span text:style-name="T6">{</text:span><text:line-break/><text:span text:style-name="T6"> <text:s/></text:span><text:span text:style-name="T4">struct </text:span><text:span text:style-name="T5">address </text:span><text:span text:style-name="T6">*old</text:span><text:span text:style-name="T4">, </text:span><text:span text:style-name="T6">*p</text:span><text:span text:style-name="T4">;</text:span><text:line-break/><text:line-break/><text:span text:style-name="T4"> <text:s/>if</text:span><text:span text:style-name="T6">(*last==NULL) { </text:span><text:line-break/><text:span text:style-name="T6"> <text:s text:c="3"/>i-&gt;</text:span><text:span text:style-name="T7">next </text:span><text:span text:style-name="T6">= NULL</text:span><text:span text:style-name="T4">;</text:span><text:line-break/><text:span text:style-name="T4"> <text:s text:c="3"/></text:span><text:span text:style-name="T6">i-&gt;</text:span><text:span text:style-name="T7">prior </text:span><text:span text:style-name="T6">= NULL</text:span><text:span text:style-name="T4">;</text:span><text:line-break/><text:soft-page-break/><text:span text:style-name="T4"> <text:s text:c="3"/></text:span><text:span text:style-name="T6">*last = i</text:span><text:span text:style-name="T4">;</text:span><text:line-break/><text:span text:style-name="T4"> <text:s text:c="3"/></text:span><text:span text:style-name="T6">*start = i</text:span><text:span text:style-name="T4">;</text:span><text:line-break/><text:span text:style-name="T4"> <text:s text:c="3"/>return;</text:span><text:line-break/><text:span text:style-name="T4"> <text:s/></text:span><text:span text:style-name="T6">}</text:span><text:line-break/><text:span text:style-name="T6"> <text:s/>p = *start</text:span><text:span text:style-name="T4">; </text:span><text:line-break/><text:line-break/><text:span text:style-name="T4"> <text:s/></text:span><text:span text:style-name="T6">old = NULL</text:span><text:span text:style-name="T4">;</text:span><text:line-break/><text:span text:style-name="T4"> <text:s/>while</text:span><text:span text:style-name="T6">(p) {</text:span><text:line-break/><text:span text:style-name="T6"> <text:s text:c="3"/></text:span><text:span text:style-name="T4">if</text:span><text:span text:style-name="T6">(strcmp(p-&gt;</text:span><text:span text:style-name="T7">name</text:span><text:span text:style-name="T4">, </text:span><text:span text:style-name="T6">i-&gt;</text:span><text:span text:style-name="T7">name</text:span><text:span text:style-name="T6">)&lt;</text:span><text:span text:style-name="T8">0</text:span><text:span text:style-name="T6">){</text:span><text:line-break/><text:span text:style-name="T6"> <text:s text:c="5"/>old = p</text:span><text:span text:style-name="T4">;</text:span><text:line-break/><text:span text:style-name="T4"> <text:s text:c="5"/></text:span><text:span text:style-name="T6">p = p-&gt;</text:span><text:span text:style-name="T7">next</text:span><text:span text:style-name="T4">;</text:span><text:line-break/><text:span text:style-name="T4"> <text:s text:c="3"/></text:span><text:span text:style-name="T6">}</text:span><text:line-break/><text:span text:style-name="T6"> <text:s text:c="3"/></text:span><text:span text:style-name="T4">else </text:span><text:span text:style-name="T6">{</text:span><text:line-break/><text:span text:style-name="T6"> <text:s text:c="5"/></text:span><text:span text:style-name="T4">if</text:span><text:span text:style-name="T6">(p-&gt;</text:span><text:span text:style-name="T7">prior</text:span><text:span text:style-name="T6">) {</text:span><text:line-break/><text:span text:style-name="T6"> <text:s text:c="7"/>p-&gt;</text:span><text:span text:style-name="T7">prior</text:span><text:span text:style-name="T6">-&gt;</text:span><text:span text:style-name="T7">next </text:span><text:span text:style-name="T6">= i</text:span><text:span text:style-name="T4">;</text:span><text:line-break/><text:span text:style-name="T4"> <text:s text:c="7"/></text:span><text:span text:style-name="T6">i-&gt;</text:span><text:span text:style-name="T7">next </text:span><text:span text:style-name="T6">= p</text:span><text:span text:style-name="T4">;</text:span><text:line-break/><text:span text:style-name="T4"> <text:s text:c="7"/></text:span><text:span text:style-name="T6">i-&gt;</text:span><text:span text:style-name="T7">prior </text:span><text:span text:style-name="T6">= p-&gt;</text:span><text:span text:style-name="T7">prior</text:span><text:span text:style-name="T4">;</text:span><text:line-break/><text:span text:style-name="T4"> <text:s text:c="7"/></text:span><text:span text:style-name="T6">p-&gt;</text:span><text:span text:style-name="T7">prior </text:span><text:span text:style-name="T6">= i</text:span><text:span text:style-name="T4">;</text:span><text:line-break/><text:span text:style-name="T4"> <text:s text:c="7"/>return;</text:span><text:line-break/><text:span text:style-name="T4"> <text:s text:c="5"/></text:span><text:span text:style-name="T6">}</text:span><text:line-break/><text:span text:style-name="T6"> <text:s text:c="5"/>i-&gt;</text:span><text:span text:style-name="T7">next </text:span><text:span text:style-name="T6">= p</text:span><text:span text:style-name="T4">; </text:span><text:line-break/><text:span text:style-name="T4"> <text:s text:c="5"/></text:span><text:span text:style-name="T6">i-&gt;</text:span><text:span text:style-name="T7">prior </text:span><text:span text:style-name="T6">= NULL</text:span><text:span text:style-name="T4">;</text:span><text:line-break/><text:span text:style-name="T4"> <text:s text:c="5"/></text:span><text:span text:style-name="T6">p-&gt;</text:span><text:span text:style-name="T7">prior </text:span><text:span text:style-name="T6">= i</text:span><text:span text:style-name="T4">;</text:span><text:line-break/><text:span text:style-name="T4"> <text:s text:c="5"/></text:span><text:span text:style-name="T6">*start = i</text:span><text:span text:style-name="T4">;</text:span><text:line-break/><text:span text:style-name="T4"> <text:s text:c="5"/>return;</text:span><text:line-break/><text:span text:style-name="T4"> <text:s text:c="3"/></text:span><text:span text:style-name="T6">}</text:span><text:line-break/><text:span text:style-name="T6"> <text:s/>}</text:span><text:line-break/><text:span text:style-name="T6"> <text:s/>old-&gt;</text:span><text:span text:style-name="T7">next </text:span><text:span text:style-name="T6">= i</text:span><text:span text:style-name="T4">; </text:span><text:line-break/><text:span text:style-name="T4"> <text:s/></text:span><text:span text:style-name="T6">i-&gt;</text:span><text:span text:style-name="T7">next </text:span><text:span text:style-name="T6">= NULL</text:span><text:span text:style-name="T4">;</text:span><text:line-break/><text:span text:style-name="T4"> <text:s/></text:span><text:span text:style-name="T6">i-&gt;</text:span><text:span text:style-name="T7">prior </text:span><text:span text:style-name="T6">= old</text:span><text:span text:style-name="T4">;</text:span><text:line-break/><text:span text:style-name="T4"> <text:s/></text:span><text:span text:style-name="T6">*last = i</text:span><text:span text:style-name="T4">;</text:span><text:line-break/><text:span text:style-name="T6">}</text:span><text:line-break/><text:line-break/><text:line-break/><text:span text:style-name="T4">void </text:span><text:span text:style-name="T9">mldelete</text:span><text:span text:style-name="T6">(</text:span><text:span text:style-name="T4">struct </text:span><text:span text:style-name="T5">address </text:span><text:span text:style-name="T6">**start</text:span><text:span text:style-name="T4">, struct </text:span><text:span text:style-name="T5">address </text:span><text:span text:style-name="T6">**last)</text:span><text:line-break/><text:span text:style-name="T6">{</text:span><text:line-break/><text:span text:style-name="T6"> <text:s/></text:span><text:span text:style-name="T4">struct </text:span><text:span text:style-name="T5">address </text:span><text:span text:style-name="T6">*info</text:span><text:span text:style-name="T4">;</text:span><text:line-break/><text:span text:style-name="T4"> <text:s/>char </text:span><text:span text:style-name="T6">s[</text:span><text:span text:style-name="T8">80</text:span><text:span text:style-name="T6">]</text:span><text:span text:style-name="T4">;</text:span><text:line-break/><text:line-break/><text:span text:style-name="T4"> <text:s/></text:span><text:span text:style-name="T6">inputs(</text:span><text:span text:style-name="T3">"Введите имя: "</text:span><text:span text:style-name="T4">, </text:span><text:span text:style-name="T6">s</text:span><text:span text:style-name="T4">, </text:span><text:span text:style-name="T8">30</text:span><text:span text:style-name="T6">)</text:span><text:span text:style-name="T4">;</text:span><text:line-break/><text:span text:style-name="T4"> <text:s/></text:span><text:span text:style-name="T6">info = find(s)</text:span><text:span text:style-name="T4">;</text:span><text:line-break/><text:span text:style-name="T4"> <text:s/>if</text:span><text:span text:style-name="T6">(info) {</text:span><text:line-break/><text:span text:style-name="T6"> <text:s text:c="3"/></text:span><text:span text:style-name="T4">if</text:span><text:span text:style-name="T6">(*start==info) {</text:span><text:line-break/><text:span text:style-name="T6"> <text:s text:c="5"/>*start=info-&gt;</text:span><text:span text:style-name="T7">next</text:span><text:span text:style-name="T4">;</text:span><text:line-break/><text:span text:style-name="T4"> <text:s text:c="5"/>if</text:span><text:span text:style-name="T6">(*start) (*start)-&gt;</text:span><text:span text:style-name="T7">prior </text:span><text:span text:style-name="T6">= NULL</text:span><text:span text:style-name="T4">;</text:span><text:line-break/><text:span text:style-name="T4"> <text:s text:c="5"/>else </text:span><text:span text:style-name="T6">*last = NULL</text:span><text:span text:style-name="T4">;</text:span><text:line-break/><text:span text:style-name="T4"> <text:s text:c="3"/></text:span><text:span text:style-name="T6">}</text:span><text:line-break/><text:span text:style-name="T6"> <text:s text:c="3"/></text:span><text:span text:style-name="T4">else </text:span><text:span text:style-name="T6">{</text:span><text:line-break/><text:span text:style-name="T6"> <text:s text:c="5"/>info-&gt;</text:span><text:span text:style-name="T7">prior</text:span><text:span text:style-name="T6">-&gt;</text:span><text:span text:style-name="T7">next </text:span><text:span text:style-name="T6">= info-&gt;</text:span><text:span text:style-name="T7">next</text:span><text:span text:style-name="T4">;</text:span><text:line-break/><text:span text:style-name="T4"> <text:s text:c="5"/>if</text:span><text:span text:style-name="T6">(info!=*last)</text:span><text:line-break/><text:span text:style-name="T6"> <text:s text:c="9"/>info-&gt;</text:span><text:span text:style-name="T7">next</text:span><text:span text:style-name="T6">-&gt;</text:span><text:span text:style-name="T7">prior </text:span><text:span text:style-name="T6">= info-&gt;</text:span><text:span text:style-name="T7">prior</text:span><text:span text:style-name="T4">;</text:span><text:line-break/><text:span text:style-name="T4"> <text:s text:c="5"/>else</text:span><text:line-break/><text:span text:style-name="T4"> <text:s text:c="7"/></text:span><text:span text:style-name="T6">*last = info-&gt;</text:span><text:span text:style-name="T7">prior</text:span><text:span text:style-name="T4">;</text:span><text:line-break/><text:span text:style-name="T4"> <text:s text:c="3"/></text:span><text:span text:style-name="T6">}</text:span><text:line-break/><text:span text:style-name="T6"> <text:s text:c="3"/>free(info)</text:span><text:span text:style-name="T4">; <text:s/></text:span><text:span text:style-name="T10">/* освободить память */</text:span><text:line-break/><text:span text:style-name="T10"> <text:s/></text:span><text:span text:style-name="T6">}</text:span><text:line-break/><text:span text:style-name="T6">}</text:span><text:line-break/><text:line-break/><text:span text:style-name="T10">/* Поиск адреса. */</text:span><text:line-break/><text:span text:style-name="T4">struct </text:span><text:span text:style-name="T5">address </text:span><text:span text:style-name="T6">*</text:span><text:span text:style-name="T9">find</text:span><text:span text:style-name="T6">( </text:span><text:span text:style-name="T4">char </text:span><text:span text:style-name="T6">*name)</text:span><text:line-break/><text:span text:style-name="T6">{</text:span><text:line-break/><text:span text:style-name="T6"> <text:s/></text:span><text:span text:style-name="T4">struct </text:span><text:span text:style-name="T5">address </text:span><text:span text:style-name="T6">*info</text:span><text:span text:style-name="T4">;</text:span><text:line-break/><text:soft-page-break/><text:line-break/><text:span text:style-name="T4"> <text:s/></text:span><text:span text:style-name="T6">info = start</text:span><text:span text:style-name="T4">;</text:span><text:line-break/><text:span text:style-name="T4"> <text:s/>while</text:span><text:span text:style-name="T6">(info) {</text:span><text:line-break/><text:span text:style-name="T6"> <text:s text:c="3"/></text:span><text:span text:style-name="T4">if</text:span><text:span text:style-name="T6">(!strcmp(name</text:span><text:span text:style-name="T4">, </text:span><text:span text:style-name="T6">info-&gt;</text:span><text:span text:style-name="T7">name</text:span><text:span text:style-name="T6">)) </text:span><text:span text:style-name="T4">return </text:span><text:span text:style-name="T6">info</text:span><text:span text:style-name="T4">;</text:span><text:line-break/><text:span text:style-name="T4"> <text:s text:c="3"/></text:span><text:span text:style-name="T6">info = info-&gt;</text:span><text:span text:style-name="T7">next</text:span><text:span text:style-name="T4">; <text:s/></text:span><text:span text:style-name="T10">/* перейти к следующему адресу */</text:span><text:line-break/><text:span text:style-name="T10"> <text:s/></text:span><text:span text:style-name="T6">}</text:span><text:line-break/><text:span text:style-name="T6"> <text:s/>printf(</text:span><text:span text:style-name="T3">"Имя не найдено.</text:span><text:span text:style-name="T4">\n</text:span><text:span text:style-name="T3">"</text:span><text:span text:style-name="T6">)</text:span><text:span text:style-name="T4">;</text:span><text:line-break/><text:span text:style-name="T4"> <text:s/>return </text:span><text:span text:style-name="T6">NULL</text:span><text:span text:style-name="T4">; <text:s/></text:span><text:span text:style-name="T10">/* нет подходящего элемента */</text:span><text:line-break/><text:span text:style-name="T6">}</text:span><text:line-break/><text:line-break/><text:span text:style-name="T10">/* Отобразить на экране весь список. */</text:span><text:line-break/><text:span text:style-name="T4">void </text:span><text:span text:style-name="T9">list</text:span><text:span text:style-name="T6">(</text:span><text:span text:style-name="T4">void</text:span><text:span text:style-name="T6">)</text:span><text:line-break/><text:span text:style-name="T6">{</text:span><text:line-break/><text:span text:style-name="T6"> <text:s/></text:span><text:span text:style-name="T4">struct </text:span><text:span text:style-name="T5">address </text:span><text:span text:style-name="T6">*info</text:span><text:span text:style-name="T4">;</text:span><text:line-break/><text:line-break/><text:span text:style-name="T4"> <text:s/></text:span><text:span text:style-name="T6">info = start</text:span><text:span text:style-name="T4">;</text:span><text:line-break/><text:span text:style-name="T4"> <text:s/>while</text:span><text:span text:style-name="T6">(info) {</text:span><text:line-break/><text:span text:style-name="T6"> <text:s text:c="3"/>display(info)</text:span><text:span text:style-name="T4">;</text:span><text:line-break/><text:span text:style-name="T4"> <text:s text:c="3"/></text:span><text:span text:style-name="T6">info = info-&gt;</text:span><text:span text:style-name="T7">next</text:span><text:span text:style-name="T4">; <text:s/></text:span><text:span text:style-name="T10">/* перейти к следующему адресу */</text:span><text:line-break/><text:span text:style-name="T10"> <text:s/></text:span><text:span text:style-name="T6">}</text:span><text:line-break/><text:span text:style-name="T6"> <text:s/>printf(</text:span><text:span text:style-name="T3">"</text:span><text:span text:style-name="T4">\n\n</text:span><text:span text:style-name="T3">"</text:span><text:span text:style-name="T6">)</text:span><text:span text:style-name="T4">;</text:span><text:line-break/><text:span text:style-name="T6">}</text:span><text:line-break/><text:line-break/><text:line-break/><text:span text:style-name="T4">void </text:span><text:span text:style-name="T9">display</text:span><text:span text:style-name="T6">(</text:span><text:span text:style-name="T4">struct </text:span><text:span text:style-name="T5">address </text:span><text:span text:style-name="T6">*info)</text:span><text:line-break/><text:span text:style-name="T6">{</text:span><text:line-break/><text:span text:style-name="T6"> <text:s text:c="3"/>printf(</text:span><text:span text:style-name="T3">"%s</text:span><text:span text:style-name="T4">\n</text:span><text:span text:style-name="T3">"</text:span><text:span text:style-name="T4">, </text:span><text:span text:style-name="T6">info-&gt;</text:span><text:span text:style-name="T7">name</text:span><text:span text:style-name="T6">)</text:span><text:span text:style-name="T4">;</text:span><text:line-break/><text:span text:style-name="T4"> <text:s text:c="3"/></text:span><text:span text:style-name="T6">printf(</text:span><text:span text:style-name="T3">"%s</text:span><text:span text:style-name="T4">\n</text:span><text:span text:style-name="T3">"</text:span><text:span text:style-name="T4">, </text:span><text:span text:style-name="T6">info-&gt;</text:span><text:span text:style-name="T7">street</text:span><text:span text:style-name="T6">)</text:span><text:span text:style-name="T4">;</text:span><text:line-break/><text:span text:style-name="T4"> <text:s text:c="3"/></text:span><text:span text:style-name="T6">printf(</text:span><text:span text:style-name="T3">"%s</text:span><text:span text:style-name="T4">\n</text:span><text:span text:style-name="T3">"</text:span><text:span text:style-name="T4">, </text:span><text:span text:style-name="T6">info-&gt;</text:span><text:span text:style-name="T7">city</text:span><text:span text:style-name="T6">)</text:span><text:span text:style-name="T4">;</text:span><text:line-break/><text:span text:style-name="T4"> <text:s text:c="3"/></text:span><text:span text:style-name="T6">printf(</text:span><text:span text:style-name="T3">"%s</text:span><text:span text:style-name="T4">\n</text:span><text:span text:style-name="T3">"</text:span><text:span text:style-name="T4">, </text:span><text:span text:style-name="T6">info-&gt;</text:span><text:span text:style-name="T7">state</text:span><text:span text:style-name="T6">)</text:span><text:span text:style-name="T4">;</text:span><text:line-break/><text:span text:style-name="T4"> <text:s text:c="3"/></text:span><text:span text:style-name="T6">printf(</text:span><text:span text:style-name="T3">"%s</text:span><text:span text:style-name="T4">\n</text:span><text:span text:style-name="T3">"</text:span><text:span text:style-name="T4">, </text:span><text:span text:style-name="T6">info-&gt;</text:span><text:span text:style-name="T7">zip</text:span><text:span text:style-name="T6">)</text:span><text:span text:style-name="T4">;</text:span><text:line-break/><text:span text:style-name="T4"> <text:s text:c="3"/></text:span><text:span text:style-name="T6">printf(</text:span><text:span text:style-name="T3">"</text:span><text:span text:style-name="T4">\n\n</text:span><text:span text:style-name="T3">"</text:span><text:span text:style-name="T6">)</text:span><text:span text:style-name="T4">;</text:span><text:line-break/><text:span text:style-name="T6">}</text:span><text:line-break/><text:line-break/><text:span text:style-name="T10">/* Поиск имени в списке. */</text:span><text:line-break/><text:span text:style-name="T4">void </text:span><text:span text:style-name="T9">search</text:span><text:span text:style-name="T6">(</text:span><text:span text:style-name="T4">void</text:span><text:span text:style-name="T6">)</text:span><text:line-break/><text:span text:style-name="T6">{</text:span><text:line-break/><text:span text:style-name="T6"> <text:s/></text:span><text:span text:style-name="T4">char </text:span><text:span text:style-name="T6">name[</text:span><text:span text:style-name="T8">40</text:span><text:span text:style-name="T6">]</text:span><text:span text:style-name="T4">;</text:span><text:line-break/><text:span text:style-name="T4"> <text:s/>struct </text:span><text:span text:style-name="T5">address </text:span><text:span text:style-name="T6">*info</text:span><text:span text:style-name="T4">;</text:span><text:line-break/><text:line-break/><text:span text:style-name="T4"> <text:s/></text:span><text:span text:style-name="T6">printf(</text:span><text:span text:style-name="T3">"Введите имя: "</text:span><text:span text:style-name="T6">)</text:span><text:span text:style-name="T4">;</text:span><text:line-break/><text:span text:style-name="T4"> <text:s/></text:span><text:span text:style-name="T6">gets(name)</text:span><text:span text:style-name="T4">;</text:span><text:line-break/><text:span text:style-name="T4"> <text:s/></text:span><text:span text:style-name="T6">info = find(name)</text:span><text:span text:style-name="T4">;</text:span><text:line-break/><text:span text:style-name="T4"> <text:s/>if</text:span><text:span text:style-name="T6">(!info) printf(</text:span><text:span text:style-name="T3">"Не найдено</text:span><text:span text:style-name="T4">\n</text:span><text:span text:style-name="T3">"</text:span><text:span text:style-name="T6">)</text:span><text:span text:style-name="T4">;</text:span><text:line-break/><text:span text:style-name="T4"> <text:s/>else </text:span><text:span text:style-name="T6">display(info)</text:span><text:span text:style-name="T4">;</text:span><text:line-break/><text:span text:style-name="T6">}</text:span><text:line-break/><text:line-break/><text:span text:style-name="T10">/* Сохранить список в дисковом файле. */</text:span><text:line-break/><text:span text:style-name="T4">void </text:span><text:span text:style-name="T9">save</text:span><text:span text:style-name="T6">(</text:span><text:span text:style-name="T4">void</text:span><text:span text:style-name="T6">)</text:span><text:line-break/><text:span text:style-name="T6">{</text:span><text:line-break/><text:span text:style-name="T6"> <text:s/></text:span><text:span text:style-name="T4">struct </text:span><text:span text:style-name="T5">address </text:span><text:span text:style-name="T6">*info</text:span><text:span text:style-name="T4">;</text:span><text:line-break/><text:line-break/><text:span text:style-name="T4"> <text:s/></text:span><text:span text:style-name="T11">FILE </text:span><text:span text:style-name="T6">*fp</text:span><text:span text:style-name="T4">;</text:span><text:line-break/><text:line-break/><text:span text:style-name="T4"> <text:s/></text:span><text:span text:style-name="T6">fp = fopen(</text:span><text:span text:style-name="T3">"mlist"</text:span><text:span text:style-name="T4">, </text:span><text:span text:style-name="T3">"wb"</text:span><text:span text:style-name="T6">)</text:span><text:span text:style-name="T4">;</text:span><text:line-break/><text:span text:style-name="T4"> <text:s/>if</text:span><text:span text:style-name="T6">(!fp) {</text:span><text:line-break/><text:span text:style-name="T6"> <text:s text:c="3"/>printf(</text:span><text:span text:style-name="T3">"Невозможно открыть файл.</text:span><text:span text:style-name="T4">\n</text:span><text:span text:style-name="T3">"</text:span><text:span text:style-name="T6">)</text:span><text:span text:style-name="T4">;</text:span><text:line-break/><text:span text:style-name="T4"> <text:s text:c="3"/></text:span><text:span text:style-name="T6">exit(</text:span><text:span text:style-name="T8">1</text:span><text:span text:style-name="T6">)</text:span><text:span text:style-name="T4">;</text:span><text:line-break/><text:span text:style-name="T4"> <text:s/></text:span><text:span text:style-name="T6">}</text:span><text:line-break/><text:span text:style-name="T6"> <text:s/>printf(</text:span><text:span text:style-name="T3">"</text:span><text:span text:style-name="T4">\n</text:span><text:span text:style-name="T3">Сохранение в файл</text:span><text:span text:style-name="T4">\n</text:span><text:span text:style-name="T3">"</text:span><text:span text:style-name="T6">)</text:span><text:span text:style-name="T4">;</text:span><text:line-break/><text:soft-page-break/><text:line-break/><text:span text:style-name="T4"> <text:s/></text:span><text:span text:style-name="T6">info = start</text:span><text:span text:style-name="T4">;</text:span><text:line-break/><text:span text:style-name="T4"> <text:s/>while</text:span><text:span text:style-name="T6">(info) {</text:span><text:line-break/><text:span text:style-name="T6"> <text:s text:c="3"/>fwrite(info</text:span><text:span text:style-name="T4">, sizeof</text:span><text:span text:style-name="T6">(</text:span><text:span text:style-name="T4">struct </text:span><text:span text:style-name="T5">address</text:span><text:span text:style-name="T6">)</text:span><text:span text:style-name="T4">, </text:span><text:span text:style-name="T8">1</text:span><text:span text:style-name="T4">, </text:span><text:span text:style-name="T6">fp)</text:span><text:span text:style-name="T4">;</text:span><text:line-break/><text:span text:style-name="T4"> <text:s text:c="3"/></text:span><text:span text:style-name="T6">info = info-&gt;</text:span><text:span text:style-name="T7">next</text:span><text:span text:style-name="T4">; <text:s/></text:span><text:span text:style-name="T10">/* перейти к следующему адресу */</text:span><text:line-break/><text:span text:style-name="T10"> <text:s/></text:span><text:span text:style-name="T6">}</text:span><text:line-break/><text:span text:style-name="T6"> <text:s/>fclose(fp)</text:span><text:span text:style-name="T4">;</text:span><text:line-break/><text:span text:style-name="T6">}</text:span><text:line-break/><text:line-break/><text:span text:style-name="T10">/* Загрузка адресов из файла. */</text:span><text:line-break/><text:span text:style-name="T4">void </text:span><text:span text:style-name="T9">load</text:span><text:span text:style-name="T6">()</text:span><text:line-break/><text:span text:style-name="T6">{</text:span><text:line-break/><text:span text:style-name="T6"> <text:s/></text:span><text:span text:style-name="T4">struct </text:span><text:span text:style-name="T5">address </text:span><text:span text:style-name="T6">*info</text:span><text:span text:style-name="T4">;</text:span><text:line-break/><text:span text:style-name="T4"> <text:s/></text:span><text:span text:style-name="T11">FILE </text:span><text:span text:style-name="T6">*fp</text:span><text:span text:style-name="T4">;</text:span><text:line-break/><text:line-break/><text:span text:style-name="T4"> <text:s/></text:span><text:span text:style-name="T6">fp = fopen(</text:span><text:span text:style-name="T3">"mlist"</text:span><text:span text:style-name="T4">, </text:span><text:span text:style-name="T3">"rb"</text:span><text:span text:style-name="T6">)</text:span><text:span text:style-name="T4">;</text:span><text:line-break/><text:span text:style-name="T4"> <text:s/>if</text:span><text:span text:style-name="T6">(!fp) {</text:span><text:line-break/><text:span text:style-name="T6"> <text:s text:c="3"/>printf(</text:span><text:span text:style-name="T3">"Невозможно открыть файл.</text:span><text:span text:style-name="T4">\n</text:span><text:span text:style-name="T3">"</text:span><text:span text:style-name="T6">)</text:span><text:span text:style-name="T4">;</text:span><text:line-break/><text:span text:style-name="T4"> <text:s text:c="3"/></text:span><text:span text:style-name="T6">exit(</text:span><text:span text:style-name="T8">1</text:span><text:span text:style-name="T6">)</text:span><text:span text:style-name="T4">;</text:span><text:line-break/><text:span text:style-name="T4"> <text:s/></text:span><text:span text:style-name="T6">}</text:span><text:line-break/><text:line-break/><text:span text:style-name="T6"> <text:s/></text:span><text:span text:style-name="T10">/* освободить память, если в памяти уже есть список */</text:span><text:line-break/><text:span text:style-name="T10"> <text:s/></text:span><text:span text:style-name="T4">while</text:span><text:span text:style-name="T6">(start) {</text:span><text:line-break/><text:span text:style-name="T6"> <text:s text:c="3"/>info = start-&gt;</text:span><text:span text:style-name="T7">next</text:span><text:span text:style-name="T4">;</text:span><text:line-break/><text:span text:style-name="T4"> <text:s text:c="3"/></text:span><text:span text:style-name="T6">free(info)</text:span><text:span text:style-name="T4">;</text:span><text:line-break/><text:span text:style-name="T4"> <text:s text:c="3"/></text:span><text:span text:style-name="T6">start = info</text:span><text:span text:style-name="T4">;</text:span><text:line-break/><text:span text:style-name="T4"> <text:s/></text:span><text:span text:style-name="T6">}</text:span><text:line-break/><text:line-break/><text:span text:style-name="T6"> <text:s/></text:span><text:span text:style-name="T10">/* сбросить указатели на начало и конец */</text:span><text:line-break/><text:span text:style-name="T10"> <text:s/></text:span><text:span text:style-name="T6">start = last = NULL</text:span><text:span text:style-name="T4">;</text:span><text:line-break/><text:line-break/><text:span text:style-name="T4"> <text:s/></text:span><text:span text:style-name="T6">printf(</text:span><text:span text:style-name="T3">"</text:span><text:span text:style-name="T4">\n</text:span><text:span text:style-name="T3">Загрузка из файла</text:span><text:span text:style-name="T4">\n</text:span><text:span text:style-name="T3">"</text:span><text:span text:style-name="T6">)</text:span><text:span text:style-name="T4">;</text:span><text:line-break/><text:span text:style-name="T4"> <text:s/>while</text:span><text:span text:style-name="T6">(!feof(fp)) {</text:span><text:line-break/><text:span text:style-name="T6"> <text:s text:c="3"/>info = (</text:span><text:span text:style-name="T4">struct </text:span><text:span text:style-name="T5">address </text:span><text:span text:style-name="T6">*) malloc(</text:span><text:span text:style-name="T4">sizeof</text:span><text:span text:style-name="T6">(</text:span><text:span text:style-name="T4">struct </text:span><text:span text:style-name="T5">address</text:span><text:span text:style-name="T6">))</text:span><text:span text:style-name="T4">;</text:span><text:line-break/><text:span text:style-name="T4"> <text:s text:c="3"/>if</text:span><text:span text:style-name="T6">(!info) {</text:span><text:line-break/><text:span text:style-name="T6"> <text:s text:c="5"/>printf(</text:span><text:span text:style-name="T3">"Нет свободной памяти"</text:span><text:span text:style-name="T6">)</text:span><text:span text:style-name="T4">;</text:span><text:line-break/><text:span text:style-name="T4"> <text:s text:c="5"/>return;</text:span><text:line-break/><text:span text:style-name="T4"> <text:s text:c="3"/></text:span><text:span text:style-name="T6">}</text:span><text:line-break/><text:span text:style-name="T6"> <text:s text:c="3"/></text:span><text:span text:style-name="T4">if</text:span><text:span text:style-name="T6">(</text:span><text:span text:style-name="T8">1 </text:span><text:span text:style-name="T6">!= fread(info</text:span><text:span text:style-name="T4">, sizeof</text:span><text:span text:style-name="T6">(</text:span><text:span text:style-name="T4">struct </text:span><text:span text:style-name="T5">address</text:span><text:span text:style-name="T6">)</text:span><text:span text:style-name="T4">, </text:span><text:span text:style-name="T8">1</text:span><text:span text:style-name="T4">, </text:span><text:span text:style-name="T6">fp)) </text:span><text:span text:style-name="T4">break;</text:span><text:line-break/><text:span text:style-name="T4"> <text:s text:c="3"/></text:span><text:span text:style-name="T6">dls_store(info</text:span><text:span text:style-name="T4">, </text:span><text:span text:style-name="T6">&amp;start</text:span><text:span text:style-name="T4">, </text:span><text:span text:style-name="T6">&amp;last)</text:span><text:span text:style-name="T4">;</text:span><text:line-break/><text:span text:style-name="T4"> <text:s/></text:span><text:span text:style-name="T6">}</text:span><text:line-break/><text:span text:style-name="T6"> <text:s/>fclose(fp)</text:span><text:span text:style-name="T4">;</text:span><text:line-break/><text:span text:style-name="T6">}</text:span><text:line-break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default-outline-level="" style:class="text">
      <style:paragraph-properties fo:margin-top="2.117cm" fo:margin-bottom="0cm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7T14:33:32.731000000</dc:date>
    <meta:editing-duration>PT3M2S</meta:editing-duration>
    <meta:editing-cycles>2</meta:editing-cycles>
    <meta:generator>LibreOffice/7.2.2.2$Windows_X86_64 LibreOffice_project/02b2acce88a210515b4a5bb2e46cbfb63fe97d56</meta:generator>
    <meta:document-statistic meta:table-count="3" meta:image-count="0" meta:object-count="0" meta:page-count="6" meta:paragraph-count="20" meta:word-count="711" meta:character-count="5700" meta:non-whitespace-character-count="4248"/>
  </office:meta>
</office:document-meta>
</file>